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TableContents" style:master-page-name="MP0" style:family="paragraph">
      <style:paragraph-properties fo:break-before="page" fo:text-align="center" fo:margin-bottom="0.1965in"/>
    </style:style>
    <style:style style:name="T2" style:parent-style-name="StrongEmphasis" style:family="text">
      <style:text-properties fo:language="fr" fo:country="FR"/>
    </style:style>
    <style:style style:name="T3" style:parent-style-name="StrongEmphasis" style:family="text">
      <style:text-properties fo:font-weight="normal" style:font-weight-asian="normal" style:font-weight-complex="normal" fo:language="fr" fo:country="FR"/>
    </style:style>
    <style:style style:name="TableColumn5" style:family="table-column">
      <style:table-column-properties style:column-width="6.925in" style:use-optimal-column-width="false"/>
    </style:style>
    <style:style style:name="Table4" style:family="table">
      <style:table-properties style:width="6.925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" style:parent-style-name="TableContents" style:family="paragraph">
      <style:paragraph-properties fo:margin-bottom="0.1965in"/>
    </style:style>
    <style:style style:name="P9" style:parent-style-name="TableContents" style:family="paragraph">
      <style:paragraph-properties fo:margin-bottom="0.1965in"/>
    </style:style>
    <style:style style:name="T10" style:parent-style-name="Policepardéfaut" style:family="text">
      <style:text-properties fo:language="fr" fo:country="FR"/>
    </style:style>
    <style:style style:name="P11" style:parent-style-name="TableContents" style:family="paragraph">
      <style:paragraph-properties fo:margin-bottom="0.1965in"/>
    </style:style>
    <style:style style:name="T12" style:parent-style-name="StrongEmphasis" style:family="text">
      <style:text-properties fo:language="fr" fo:country="FR"/>
    </style:style>
    <style:style style:name="T13" style:parent-style-name="Policepardéfaut" style:family="text">
      <style:text-properties fo:language="fr" fo:country="FR"/>
    </style:style>
    <style:style style:name="T14" style:parent-style-name="Policepardéfaut" style:family="text">
      <style:text-properties fo:language="fr" fo:country="FR"/>
    </style:style>
    <style:style style:name="T15" style:parent-style-name="StrongEmphasis" style:family="text">
      <style:text-properties fo:language="fr" fo:country="FR"/>
    </style:style>
    <style:style style:name="T16" style:parent-style-name="Policepardéfaut" style:family="text">
      <style:text-properties fo:language="fr" fo:country="FR"/>
    </style:style>
    <style:style style:name="T17" style:parent-style-name="Policepardéfaut" style:family="text">
      <style:text-properties fo:language="fr" fo:country="FR"/>
    </style:style>
    <style:style style:name="T18" style:parent-style-name="Policepardéfaut" style:family="text">
      <style:text-properties fo:language="fr" fo:country="FR"/>
    </style:style>
    <style:style style:name="T19" style:parent-style-name="StrongEmphasis" style:family="text">
      <style:text-properties fo:language="fr" fo:country="FR"/>
    </style:style>
    <style:style style:name="T20" style:parent-style-name="Policepardéfaut" style:family="text">
      <style:text-properties fo:language="fr" fo:country="FR"/>
    </style:style>
    <style:style style:name="T21" style:parent-style-name="Policepardéfaut" style:family="text">
      <style:text-properties fo:language="fr" fo:country="FR"/>
    </style:style>
    <style:style style:name="T22" style:parent-style-name="StrongEmphasis" style:family="text">
      <style:text-properties fo:language="fr" fo:country="FR"/>
    </style:style>
    <style:style style:name="T23" style:parent-style-name="Policepardéfaut" style:family="text">
      <style:text-properties fo:language="fr" fo:country="FR"/>
    </style:style>
    <style:style style:name="P24" style:parent-style-name="TableContents" style:family="paragraph">
      <style:paragraph-properties fo:margin-bottom="0.1965in"/>
    </style:style>
    <style:style style:name="T25" style:parent-style-name="StrongEmphasis" style:family="text">
      <style:text-properties fo:language="fr" fo:country="FR"/>
    </style:style>
    <style:style style:name="T26" style:parent-style-name="Policepardéfaut" style:family="text">
      <style:text-properties fo:language="fr" fo:country="FR"/>
    </style:style>
    <style:style style:name="T27" style:parent-style-name="Policepardéfaut" style:family="text">
      <style:text-properties fo:language="fr" fo:country="FR"/>
    </style:style>
    <style:style style:name="T28" style:parent-style-name="Policepardéfaut" style:family="text">
      <style:text-properties fo:language="fr" fo:country="FR"/>
    </style:style>
    <style:style style:name="T29" style:parent-style-name="Policepardéfaut" style:family="text">
      <style:text-properties fo:language="fr" fo:country="FR"/>
    </style:style>
    <style:style style:name="T30" style:parent-style-name="StrongEmphasis" style:family="text">
      <style:text-properties fo:language="fr" fo:country="FR"/>
    </style:style>
    <style:style style:name="T31" style:parent-style-name="StrongEmphasis" style:family="text">
      <style:text-properties fo:language="fr" fo:country="FR"/>
    </style:style>
    <style:style style:name="T32" style:parent-style-name="Policepardéfaut" style:family="text">
      <style:text-properties fo:language="fr" fo:country="FR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5" style:parent-style-name="TableContents" style:family="paragraph">
      <style:paragraph-properties fo:margin-bottom="0.1965in"/>
    </style:style>
    <style:style style:name="T36" style:parent-style-name="StrongEmphasis" style:family="text">
      <style:text-properties fo:language="fr" fo:country="FR"/>
    </style:style>
    <style:style style:name="P37" style:parent-style-name="TableContents" style:family="paragraph">
      <style:paragraph-properties fo:margin-bottom="0.1965in"/>
    </style:style>
    <style:style style:name="T38" style:parent-style-name="StrongEmphasis" style:family="text">
      <style:text-properties fo:language="fr" fo:country="FR"/>
    </style:style>
    <style:style style:name="T39" style:parent-style-name="Policepardéfaut" style:family="text">
      <style:text-properties fo:language="fr" fo:country="FR"/>
    </style:style>
    <style:style style:name="T40" style:parent-style-name="Policepardéfaut" style:family="text">
      <style:text-properties fo:language="fr" fo:country="FR"/>
    </style:style>
    <style:style style:name="T41" style:parent-style-name="StrongEmphasis" style:family="text">
      <style:text-properties fo:language="fr" fo:country="FR"/>
    </style:style>
    <style:style style:name="T42" style:parent-style-name="Policepardéfaut" style:family="text">
      <style:text-properties fo:language="fr" fo:country="FR"/>
    </style:style>
    <style:style style:name="T43" style:parent-style-name="Policepardéfaut" style:family="text">
      <style:text-properties fo:language="fr" fo:country="FR"/>
    </style:style>
    <style:style style:name="T44" style:parent-style-name="Policepardéfaut" style:family="text">
      <style:text-properties fo:language="fr" fo:country="FR"/>
    </style:style>
    <style:style style:name="T45" style:parent-style-name="Policepardéfaut" style:family="text">
      <style:text-properties fo:language="fr" fo:country="FR"/>
    </style:style>
    <style:style style:name="T46" style:parent-style-name="Policepardéfaut" style:family="text">
      <style:text-properties fo:language="fr" fo:country="FR"/>
    </style:style>
    <style:style style:name="T47" style:parent-style-name="StrongEmphasis" style:family="text">
      <style:text-properties fo:language="fr" fo:country="FR"/>
    </style:style>
    <style:style style:name="T48" style:parent-style-name="StrongEmphasis" style:family="text">
      <style:text-properties fo:language="fr" fo:country="FR"/>
    </style:style>
    <style:style style:name="T49" style:parent-style-name="Policepardéfaut" style:family="text">
      <style:text-properties fo:language="fr" fo:country="FR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2" style:parent-style-name="TableContents" style:family="paragraph">
      <style:paragraph-properties fo:margin-bottom="0.1965in"/>
    </style:style>
    <style:style style:name="T53" style:parent-style-name="StrongEmphasis" style:family="text">
      <style:text-properties fo:language="fr" fo:country="FR"/>
    </style:style>
    <style:style style:name="T54" style:parent-style-name="StrongEmphasis" style:family="text">
      <style:text-properties fo:language="fr" fo:country="FR"/>
    </style:style>
    <style:style style:name="T55" style:parent-style-name="Policepardéfaut" style:family="text">
      <style:text-properties fo:language="fr" fo:country="FR"/>
    </style:style>
    <style:style style:name="T56" style:parent-style-name="Policepardéfaut" style:family="text">
      <style:text-properties fo:language="fr" fo:country="FR"/>
    </style:style>
    <style:style style:name="T57" style:parent-style-name="Policepardéfaut" style:family="text">
      <style:text-properties fo:language="fr" fo:country="FR"/>
    </style:style>
    <style:style style:name="T58" style:parent-style-name="StrongEmphasis" style:family="text">
      <style:text-properties fo:language="fr" fo:country="FR"/>
    </style:style>
    <style:style style:name="T59" style:parent-style-name="Policepardéfaut" style:family="text">
      <style:text-properties fo:language="fr" fo:country="FR"/>
    </style:style>
    <style:style style:name="T60" style:parent-style-name="Policepardéfaut" style:family="text">
      <style:text-properties fo:language="fr" fo:country="FR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3" style:parent-style-name="TableContents" style:family="paragraph">
      <style:paragraph-properties fo:margin-bottom="0.1965in"/>
    </style:style>
    <style:style style:name="T64" style:parent-style-name="StrongEmphasis" style:family="text">
      <style:text-properties fo:language="fr" fo:country="FR"/>
    </style:style>
    <style:style style:name="P65" style:parent-style-name="TableContents" style:family="paragraph">
      <style:paragraph-properties fo:margin-bottom="0.1965in"/>
      <style:text-properties fo:language="fr" fo:country="FR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8" style:parent-style-name="TableContents" style:family="paragraph">
      <style:paragraph-properties fo:margin-bottom="0.1965in"/>
    </style:style>
    <style:style style:name="T69" style:parent-style-name="StrongEmphasis" style:family="text">
      <style:text-properties fo:language="fr" fo:country="FR"/>
    </style:style>
    <style:style style:name="P70" style:parent-style-name="TableContents" style:list-style-name="LFO1" style:family="paragraph">
      <style:paragraph-properties fo:margin-bottom="0.1965in"/>
    </style:style>
    <style:style style:name="T71" style:parent-style-name="Policepardéfaut" style:family="text">
      <style:text-properties fo:language="fr" fo:country="FR"/>
    </style:style>
    <style:style style:name="T72" style:parent-style-name="Policepardéfaut" style:family="text">
      <style:text-properties fo:language="fr" fo:country="FR"/>
    </style:style>
    <style:style style:name="P73" style:parent-style-name="TableContents" style:list-style-name="LFO1" style:family="paragraph">
      <style:paragraph-properties fo:margin-bottom="0.1965in"/>
    </style:style>
    <style:style style:name="T74" style:parent-style-name="Policepardéfaut" style:family="text">
      <style:text-properties fo:language="fr" fo:country="FR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7" style:parent-style-name="TableContents" style:family="paragraph">
      <style:paragraph-properties fo:margin-bottom="0.1965in"/>
    </style:style>
    <style:style style:name="T78" style:parent-style-name="StrongEmphasis" style:family="text">
      <style:text-properties fo:language="fr" fo:country="FR"/>
    </style:style>
    <style:style style:name="P79" style:parent-style-name="TableContents" style:family="paragraph">
      <style:paragraph-properties fo:margin-bottom="0.1965in"/>
    </style:style>
    <style:style style:name="T80" style:parent-style-name="StrongEmphasis" style:family="text">
      <style:text-properties fo:language="fr" fo:country="FR"/>
    </style:style>
    <style:style style:name="P81" style:parent-style-name="TableContents" style:family="paragraph">
      <style:paragraph-properties fo:margin-bottom="0.1965in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4" style:parent-style-name="TableContents" style:family="paragraph">
      <style:paragraph-properties fo:margin-bottom="0.1965in"/>
    </style:style>
    <style:style style:name="T85" style:parent-style-name="StrongEmphasis" style:family="text">
      <style:text-properties fo:language="fr" fo:country="FR"/>
    </style:style>
    <style:style style:name="P86" style:parent-style-name="TableContents" style:family="paragraph">
      <style:paragraph-properties fo:margin-bottom="0.1965in"/>
    </style:style>
  </office:automatic-styles>
  <office:body>
    <office:text text:use-soft-page-breaks="true">
      <text:p text:style-name="P1"><text:span text:style-name="T2">Cas n° 2</text:span><text:span text:style-name="T3"> : Gérer la livraison en cours</text:span></text:p>
      <text:p text:style-name="Standard"><text:bookmark-start text:name="r-2111876"/><text:bookmark-start text:name="r-2111857"/><text:bookmark-start text:name="r-2111875"/><text:bookmark-end text:name="r-2111876"/><text:bookmark-end text:name="r-2111857"/><text:bookmark-end text:name="r-2111875"/></text:p>
      <table:table table:style-name="Table4">
        <table:table-columns>
          <table:table-column table:style-name="TableColumn5"/>
        </table:table-columns>
        <table:table-row table:style-name="TableRow6">
          <table:table-cell table:style-name="TableCell7">
            <text:p text:style-name="P8"/>
            <text:p text:style-name="P9"><text:bookmark-start text:name="r-2111854"/><text:bookmark-end text:name="r-2111854"/><text:span text:style-name="T10">Nom : Gérer la livraison en cours (package « Livraison »)</text:span></text:p>
            <text:p text:style-name="P11"><text:bookmark-start text:name="r-2111855"/><text:bookmark-end text:name="r-2111855"/><text:span text:style-name="T12">Acteur(s) :</text:span><text:span text:style-name="T13"><text:s/>Livreur</text:span><text:span text:style-name="T14"><text:line-break/></text:span><text:span text:style-name="T15">Description :</text:span><text:span text:style-name="T16"><text:s text:c="2"/>La gestion de la livraison en cours doit être réalisé par l’utilisateur qui a l’accès à cette<text:s/></text:span><text:span text:style-name="T17">fonctionnalité et doit pouvoir finir la livraison.</text:span><text:span text:style-name="T18"><text:line-break/></text:span><text:span text:style-name="T19">Auteur :</text:span><text:span text:style-name="T20"><text:s/>Kirill PETROV</text:span><text:span text:style-name="T21"><text:line-break/></text:span><text:span text:style-name="T22">Date(s) :</text:span><text:span text:style-name="T23"><text:s/>27/06/2020 (1ère rédaction)</text:span></text:p>
            <text:p text:style-name="P24"><text:bookmark-start text:name="r-2130207"/><text:bookmark-end text:name="r-2130207"/><text:span text:style-name="T25">Pré-conditions :</text:span><text:span text:style-name="T26"><text:s/>L’utilisateur doit être authentifié en tant que<text:s/></text:span><text:span text:style-name="T27">livreur (</text:span><text:span text:style-name="T28">Cas d’utilisation « S’authentifier » – package « Authentification »)</text:span><text:span text:style-name="T29"><text:line-break/></text:span><text:span text:style-name="T30">Dé</text:span><text:span text:style-name="T31">marrage :</text:span><text:span text:style-name="T32"><text:s/>L’utilisateur a demandé la page « Gérer la livraison en cours»</text:span><text:bookmark-start text:name="r-2111862"/><text:bookmark-start text:name="r-2111861"/><text:bookmark-end text:name="r-2111862"/><text:bookmark-end text:name="r-2111861"/></text:p>
          </table:table-cell>
        </table:table-row>
        <table:table-row table:style-name="TableRow33">
          <table:table-cell table:style-name="TableCell34">
            <text:p text:style-name="P35"><text:bookmark-start text:name="r-2111858"/><text:bookmark-end text:name="r-2111858"/><text:span text:style-name="T36">DESCRIPTION</text:span></text:p>
            <text:p text:style-name="P37"><text:bookmark-start text:name="r-2111859"/><text:bookmark-end text:name="r-2111859"/><text:span text:style-name="T38">Le scénario nominal</text:span><text:span text:style-name="T39"><text:line-break/></text:span><text:span text:style-name="T40">1.</text:span><text:span text:style-name="T41"><text:s/>Le système</text:span><text:span text:style-name="T42"><text:s/>affiche les informations sur la commande en cours</text:span><text:span text:style-name="T43"><text:line-break/></text:span><text:span text:style-name="T44">2. L’utilisateur choisi le cas d’utilisation « Finir la livraison en cours »<text:s/></text:span><text:span text:style-name="T45"><text:line-break/></text:span><text:span text:style-name="T46">3.<text:s/></text:span><text:span text:style-name="T47">Le<text:s/></text:span><text:span text:style-name="T48">système</text:span><text:span text:style-name="T49"><text:s/>enregistre l’action que l’utilisateur a choisi</text:span><text:bookmark-start text:name="r-2111866"/><text:bookmark-start text:name="r-2111865"/><text:bookmark-end text:name="r-2111866"/><text:bookmark-end text:name="r-2111865"/></text:p>
          </table:table-cell>
        </table:table-row>
        <table:table-row table:style-name="TableRow50">
          <table:table-cell table:style-name="TableCell51">
            <text:p text:style-name="P52"><text:bookmark-start text:name="r-2111863"/><text:bookmark-end text:name="r-2111863"/><text:span text:style-name="T53">Les scénarios d’exception</text:span><text:span text:style-name="T54"><text:line-break/></text:span><text:span text:style-name="T55"><text:line-break/></text:span><text:span text:style-name="T56">3.a L’enregistrement de l’action n’a pas réussi. </text:span><text:span text:style-name="T57"><text:line-break/></text:span><text:span text:style-name="T58">Le système</text:span><text:span text:style-name="T59"><text:s/>récapitule les informations dans les logs (arrêt du cas d’utilisation) et affiche un message d’erreur (« Erreur<text:s/></text:span><text:span text:style-name="T60">lorsque de « Fin de livraison » veillez contacter l’administrateur du système »)</text:span></text:p>
          </table:table-cell>
        </table:table-row>
        <table:table-row table:style-name="TableRow61">
          <table:table-cell table:style-name="TableCell62">
            <text:p text:style-name="P63"><text:bookmark-start text:name="r-2111893"/><text:bookmark-end text:name="r-2111893"/><text:span text:style-name="T64">Fin :</text:span></text:p>
            <text:p text:style-name="P65"><text:bookmark-start text:name="r-2111898"/><text:bookmark-start text:name="r-2111895"/><text:bookmark-start text:name="r-2111894"/><text:bookmark-start text:name="r-2111897"/><text:bookmark-start text:name="r-2111896"/><text:bookmark-end text:name="r-2111898"/><text:bookmark-end text:name="r-2111895"/><text:bookmark-end text:name="r-2111894"/><text:bookmark-end text:name="r-2111897"/><text:bookmark-end text:name="r-2111896"/>Scénario d’exception : après le point 3, si l’enregistrement de l’action ne réussit pas.<text:bookmark-start text:name="r-2111870"/><text:bookmark-start text:name="r-2111869"/><text:bookmark-end text:name="r-2111870"/><text:bookmark-end text:name="r-2111869"/></text:p>
          </table:table-cell>
        </table:table-row>
        <table:table-row table:style-name="TableRow66">
          <table:table-cell table:style-name="TableCell67">
            <text:p text:style-name="P68"><text:bookmark-start text:name="r-2111899"/><text:bookmark-end text:name="r-2111899"/><text:span text:style-name="T69">Post-conditions :</text:span></text:p>
            <text:list text:style-name="LFO1" text:continue-numbering="true">
              <text:list-item>
                <text:p text:style-name="P70"><text:bookmark-start text:name="r-2111903"/><text:bookmark-start text:name="r-2111900"/><text:bookmark-start text:name="r-2157913"/><text:bookmark-end text:name="r-2111903"/><text:bookmark-end text:name="r-2111900"/><text:bookmark-end text:name="r-2157913"/><text:span text:style-name="T71">Scénario nominal : l’action est enregistrée en base de donné</text:span><text:span text:style-name="T72">es.</text:span></text:p>
              </text:list-item>
              <text:list-item>
                <text:p text:style-name="P73"><text:bookmark-start text:name="r-2111902"/><text:bookmark-start text:name="r-2111901"/><text:bookmark-end text:name="r-2111902"/><text:bookmark-end text:name="r-2111901"/><text:span text:style-name="T74">Scénario d’exception : l’action a été récapitulé dans un message et a été enregistré dans les logs du système.</text:span></text:p>
              </text:list-item>
            </text:list>
          </table:table-cell>
        </table:table-row>
        <table:table-row table:style-name="TableRow75">
          <table:table-cell table:style-name="TableCell76">
            <text:p text:style-name="P77"><text:bookmark-start text:name="r-2111908"/><text:bookmark-end text:name="r-2111908"/><text:span text:style-name="T78">COMPLEMENTS</text:span></text:p>
            <text:p text:style-name="P79"><text:bookmark-start text:name="r-2111909"/><text:bookmark-end text:name="r-2111909"/><text:span text:style-name="T80">Ergonomie </text:span></text:p>
            <text:p text:style-name="P81"><text:bookmark-start text:name="r-2111910"/><text:bookmark-end text:name="r-2111910"/></text:p>
          </table:table-cell>
        </table:table-row>
        <table:table-row table:style-name="TableRow82">
          <table:table-cell table:style-name="TableCell83">
            <text:p text:style-name="P84"><text:bookmark-start text:name="r-2111911"/><text:bookmark-end text:name="r-2111911"/><text:soft-page-break/><text:span text:style-name="T85">Problèmes résolus </text:span></text:p>
            <text:p text:style-name="P8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irill Petrov</dc:creator>
    <meta:creation-date>2017-10-20T23:40:00Z</meta:creation-date>
    <dc:date>2020-06-27T09:31:00Z</dc:date>
    <meta:template xlink:href="Normal" xlink:type="simple"/>
    <meta:editing-cycles>15</meta:editing-cycles>
    <meta:editing-duration>PT3840S</meta:editing-duration>
    <meta:document-statistic meta:page-count="2" meta:paragraph-count="2" meta:word-count="217" meta:character-count="1412" meta:row-count="9" meta:non-whitespace-character-count="1197"/>
  </office:meta>
</office:document-meta>
</file>